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umberValidator.getFormat( Locale loca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NumberValidator.AbstractNumberValidator( boolean strict , int formatType , boolean allowFra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NumberValidator.getFormat( String pattern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NumberValidator.parse( String value , String pattern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NumberValidator.minValue( Number value , Number m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NumberValidator.maxValue( Number value , Number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NumberValidator.isInRange( Number value , Number min , Number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umberValidator.isValid( String value , String pattern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umberValidator.getForma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umberValidator.isAllowF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umberValidator.determineScale( NumberFormat forma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